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Courier 10 Pitch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un</text:h>
      <text:p text:style-name="Text_20_body"/>
      <text:h text:style-name="P2" text:outline-level="2">Extract the source code</text:h>
      <text:p text:style-name="P1"/>
      <text:p text:style-name="P1">The repository name is:</text:p>
      <text:p text:style-name="P1">https://phpruntests.googlecode.com/svn/trunk</text:p>
      <text:p text:style-name="P1"/>
      <text:p text:style-name="P1">Anonymous access is from:</text:p>
      <text:p text:style-name="P1">http://code.google.com/p/phpruntests/source/browse</text:p>
      <text:p text:style-name="P1"/>
      <text:p text:style-name="P1">All of the source code is under the phpruntests/src directory.</text:p>
      <text:p text:style-name="P1">The main program is in run-tests.php.</text:p>
      <text:p text:style-name="P1"/>
      <text:h text:style-name="P2" text:outline-level="2">Create a test runner script</text:h>
      <text:p text:style-name="P1">Not strictly speaking necessary but saves a lot of typing. Create a script called 'runtests' in your bin directory (or any directory that is on your PATH) with this content:</text:p>
      <text:p text:style-name="P1"/>
      <text:p text:style-name="P6">#!/bin/sh</text:p>
      <text:p text:style-name="P6">export TEST_PHP_EXECUTABLE=/location/of/php_to_test/sapi/cli/php</text:p>
      <text:p text:style-name="P6">$TEST_PHP_EXECUTABLE /where/you/put/runtests/run-tests.php $*</text:p>
      <text:p text:style-name="P6"/>
      <text:p text:style-name="P1">In the same way as the original script, this version demands that the PHP executable is set before it will run.</text:p>
      <text:h text:style-name="P2" text:outline-level="2">Run the code</text:h>
      <text:p text:style-name="P1">At the moment the code will run a single test, eg:</text:p>
      <text:p text:style-name="P1">runtests my_test.phpt</text:p>
      <text:p text:style-name="P1"/>
      <text:p text:style-name="P1">All the tests under a given directory, eg:</text:p>
      <text:p text:style-name="P1">runtests ext/standard/tests/</text:p>
      <text:p text:style-name="P5"/>
      <text:p text:style-name="P5">Output is currently just listed to stdout. It is similar in format to the original run tests code, however results are written by directory rather than each test.</text:p>
      <text:p text:style-name="P5"/>
      <text:p text:style-name="P5"><text:soft-page-break/>The only other major difference is detecting the failure of a CLEAN section and WARNing abou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Condensed Oblique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4" style:font-size-asian="10.5pt" style:language-asian="zxx" style:country-asian="none" style:font-name-complex="DejaVu Sans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4" style:font-size-asian="14pt" style:font-name-complex="DejaVu Sans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weight="1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2" fo:font-size="14pt" fo:font-style="oblique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1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a" text:display-levels="2">
        <style:list-level-properties text:min-label-distance="0.381cm"/>
      </text:outline-level-style>
      <text:outline-level-style text:level="3" style:num-format="i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9-03-10T20:55:15</meta:creation-date>
    <dc:creator>zoe</dc:creator>
    <dc:date>2009-04-13T08:59:52</dc:date>
    <meta:editing-cycles>9</meta:editing-cycles>
    <meta:editing-duration>PT3H3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196" meta:character-count="1134"/>
  </office:meta>
</office:document-meta>
</file>